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16.26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6" style:family="graphic" style:parent-style-name="objectwithoutfill">
      <style:graphic-properties svg:stroke-width="0.762cm" svg:stroke-color="#800000" draw:marker-start-width="1.337cm" draw:marker-end-width="1.337cm" draw:fill="solid" draw:fill-color="#000000" draw:textarea-vertical-align="middle" fo:padding-top="0.5cm" fo:padding-bottom="0.5cm" fo:padding-left="0.625cm" fo:padding-right="0.625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9" style:family="graphic" style:parent-style-name="objectwithoutfill">
      <style:graphic-properties svg:stroke-width="0.152cm" svg:stroke-color="#008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4b1f6f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152cm" svg:stroke-color="#80008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3" style:family="graphic" style:parent-style-name="objectwithoutfill">
      <style:graphic-properties svg:stroke-width="0.203cm" svg:stroke-color="#800000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.152cm" svg:stroke-color="#800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5" style:family="graphic" style:parent-style-name="objectwithoutfill">
      <style:graphic-properties svg:stroke-width="0.152cm" svg:stroke-color="#00808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6" style:family="graphic" style:parent-style-name="standard">
      <style:graphic-properties draw:stroke="none" svg:stroke-color="#000080" draw:fill="none" draw:fill-color="#ffffff" draw:auto-grow-height="true" draw:auto-grow-width="false" fo:max-height="0cm" fo:min-height="0cm"/>
    </style:style>
    <style:style style:name="gr17" style:family="graphic" style:parent-style-name="objectwithoutfill">
      <style:graphic-properties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0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211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subtitle">
      <style:graphic-properties draw:fill-color="#ffffff" draw:auto-grow-height="true" fo:min-height="12.266cm"/>
    </style:style>
    <style:style style:name="pr8" style:family="presentation" style:parent-style-name="Default-outline1">
      <style:graphic-properties fo:min-height="5.558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96pt" style:font-size-asian="96pt" style:font-size-complex="96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text-properties fo:font-size="32pt"/>
    </style:style>
    <style:style style:name="P7" style:family="paragraph">
      <style:text-properties fo:font-family="Inconsolata" style:font-family-generic="swiss" style:font-pitch="variable" fo:font-size="24pt" style:font-size-asian="24pt" style:font-size-complex="24pt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color="#008080" fo:font-size="28pt" style:font-size-asian="28pt" style:font-size-complex="28pt"/>
    </style:style>
    <style:style style:name="P15" style:family="paragraph">
      <style:text-properties fo:color="#800000" fo:font-size="24pt" style:font-size-asian="24pt" style:font-size-complex="24pt"/>
    </style:style>
    <style:style style:name="P16" style:family="paragraph">
      <style:text-properties fo:color="#800000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text-properties fo:font-family="Inconsolata" style:font-pitch="fixed" fo:font-size="26pt" style:font-size-asian="26pt" style:font-size-complex="26pt"/>
    </style:style>
    <style:style style:name="P20" style:family="paragraph">
      <style:text-properties fo:font-family="Inconsolata" style:font-pitch="fixed" fo:font-size="28pt" style:font-size-asian="28pt" style:font-size-complex="28pt"/>
    </style:style>
    <style:style style:name="P21" style:family="paragraph">
      <style:text-properties fo:font-size="48pt" style:font-size-asian="48pt" style:font-size-complex="4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96pt" style:font-size-asian="96pt" style:font-size-complex="96pt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2pt"/>
    </style:style>
    <style:style style:name="T9" style:family="text">
      <style:text-properties fo:font-family="Inconsolata" style:font-family-generic="swiss" style:font-pitch="variable" fo:font-size="24pt" style:font-size-asian="24pt" style:font-size-complex="24pt"/>
    </style:style>
    <style:style style:name="T10" style:family="text">
      <style:text-properties fo:color="#666666" fo:font-size="44pt" style:font-size-asian="44pt" style:font-size-complex="44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8080" fo:font-size="28pt" style:font-size-asian="28pt" style:font-size-complex="28pt"/>
    </style:style>
    <style:style style:name="T14" style:family="text">
      <style:text-properties fo:color="#800000" fo:font-size="24pt" style:font-size-asian="24pt" style:font-size-complex="24pt"/>
    </style:style>
    <style:style style:name="T15" style:family="text">
      <style:text-properties fo:color="#800000"/>
    </style:style>
    <style:style style:name="T16" style:family="text">
      <style:text-properties fo:font-size="18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color="#008000" fo:font-size="28pt" style:font-size-asian="28pt" style:font-size-complex="28pt"/>
    </style:style>
    <style:style style:name="T20" style:family="text">
      <style:text-properties fo:font-family="Inconsolata" style:font-pitch="fixed" fo:font-size="26pt" style:font-size-asian="26pt" style:font-size-complex="26pt"/>
    </style:style>
    <style:style style:name="T21" style:family="text">
      <style:text-properties fo:font-family="Inconsolata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8.178cm" presentation:class="title" presentation:user-transformed="true">
          <draw:text-box>
            <text:p>Simplifying Perl Daemons<text:line-break/><text:span text:style-name="T1">Using Supervisors</text:span></text:p>
          </draw:text-box>
        </draw:frame>
        <draw:frame draw:style-name="gr1" draw:text-style-name="P1" draw:layer="layout" svg:width="9.398cm" svg:height="1.987cm" svg:x="9.398cm" svg:y="16.256cm">
          <draw:text-box>
            <text:p text:style-name="P1"><text:span text:style-name="T2">Michael Conrad</text:span></text:p>
            <text:p text:style-name="P1"><text:span text:style-name="T2">mike@nrdvana.n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2" draw:layer="layout" svg:width="20.19cm" svg:height="8.369cm" svg:x="4.194cm" svg:y="6.363cm" presentation:class="outline" presentation:user-transformed="true">
          <draw:text-box>
            <text:list text:style-name="L3">
              <text:list-item>
                <text:p><text:span text:style-name="T3">If it dies, restart it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2" draw:layer="layout" svg:width="20.19cm" svg:height="8.369cm" svg:x="4.194cm" svg:y="6.363cm" presentation:class="outline" presentation:user-transformed="true">
          <draw:text-box>
            <text:list text:style-name="L3">
              <text:list-item>
                <text:p><text:span text:style-name="T3">If it dies, restart it</text:span></text:p>
              </text:list-item>
              <text:list-item>
                <text:p><text:span text:style-name="T3">Reliably stop/start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3" draw:layer="layout" svg:width="20.19cm" svg:height="8.369cm" svg:x="4.194cm" svg:y="6.363cm" presentation:class="outline" presentation:user-transformed="true">
          <draw:text-box>
            <text:list text:style-name="L3">
              <text:list-item>
                <text:p text:style-name="P3"><text:span text:style-name="T3">If it dies, restart it</text:span></text:p>
              </text:list-item>
              <text:list-item>
                <text:p text:style-name="P3"><text:span text:style-name="T3">Reliably stop/start</text:span></text:p>
              </text:list-item>
              <text:list-item>
                <text:p text:style-name="P3"><text:span text:style-name="T3">Log status and erro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</text:list-item>
              <text:list-item>
                <text:p>Open a log file, or log to syslog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</text:list-item>
              <text:list-item>
                <text:p>Write a PID file <text:s/>“/run/my-service.pid”</text:p>
              </text:list-item>
              <text:list-item>
                <text:p>Use PID file like a lockfile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6" draw:text-style-name="P4" draw:layer="layout" svg:width="25.199cm" svg:height="16.255cm" svg:x="1.4cm" svg:y="0.837cm" presentation:class="subtitle">
          <draw:text-box>
            <text:p><text:span text:style-name="T5">But Wai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6" draw:text-style-name="P5" draw:layer="layout" svg:width="25.199cm" svg:height="16.255cm" svg:x="1.217cm" svg:y="2.286cm" presentation:class="subtitle" presentation:user-transformed="true">
          <draw:text-box>
            <text:p><text:span text:style-name="T6">Session Leader</text:span></text:p>
            <text:p><text:span text:style-name="T6">+</text:span></text:p>
            <text:p><text:span text:style-name="T6">open /dev/tty*</text:span></text:p>
            <text:p><text:span text:style-name="T6">=</text:span></text:p>
            <text:p><text:span text:style-name="T6">Whoop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</text:list-item>
              <text:list-item>
                <text:p>Write a PID file <text:s/>“/run/my-service.pid”</text:p>
              </text:list-item>
              <text:list-item>
                <text:p>Use PID file like a lockfile</text:p>
              </text:list-item>
              <text:list-item>
                <text:p>Fork again, call setpgid()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>
          <draw:text-box>
            <text:p><text:span text:style-name="T7">What if we can't write /run?</text:span>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6" draw:text-style-name="P6" draw:layer="layout" svg:width="25.199cm" svg:height="16.255cm" svg:x="1.4cm" svg:y="0.837cm" presentation:class="subtitle">
          <draw:text-box>
            <text:p><text:span text:style-name="T7">Make PID file configurable.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3" draw:text-style-name="P7" draw:layer="layout" svg:width="19.558cm" svg:height="8.382cm" svg:x="4.318cm" svg:y="9.398cm">
          <draw:text-box>
            <text:p><text:span text:style-name="T9">GetOptions(</text:span></text:p>
            <text:p><text:span text:style-name="T9"><text:s text:c="4"/></text:span><text:span text:style-name="T9">'help|?' <text:s text:c="4"/>=&gt; sub { pos2usage(1) },</text:span></text:p>
            <text:p><text:span text:style-name="T9"><text:s text:c="4"/></text:span><text:span text:style-name="T9">'pid-file' <text:s text:c="2"/>=&gt; \$opt_pid_file,</text:span></text:p>
            <text:p><text:span text:style-name="T9">) or pod2usage(2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 presentation:user-transformed="true">
          <draw:text-box>
            <text:p><text:span text:style-name="T7">Which syslog params do we use?</text:span>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>
          <draw:text-box>
            <text:p><text:span text:style-name="T7">Make those configurable too...</text:span></text:p>
            <text:p/>
            <text:p/>
            <text:p/>
            <text:p/>
          </draw:text-box>
        </draw:frame>
        <draw:frame draw:style-name="gr3" draw:text-style-name="P7" draw:layer="layout" svg:width="19.558cm" svg:height="8.382cm" svg:x="4.318cm" svg:y="9.398cm">
          <draw:text-box>
            <text:p><text:span text:style-name="T9">GetOptions(</text:span></text:p>
            <text:p><text:span text:style-name="T9"><text:s text:c="4"/></text:span><text:span text:style-name="T9">'help|?' <text:s text:c="4"/>=&gt; sub { pos2usage(1) },</text:span></text:p>
            <text:p><text:span text:style-name="T9"><text:s text:c="4"/></text:span><text:span text:style-name="T9">'pid-file' <text:s text:c="2"/>=&gt; \$opt_pid_file,</text:span></text:p>
            <text:p><text:span text:style-name="T9"><text:s text:c="4"/></text:span><text:span text:style-name="T9">'syslog-id' <text:s/>=&gt; \$opt_syslog_id,</text:span></text:p>
            <text:p><text:span text:style-name="T9"><text:s text:c="4"/></text:span><text:span text:style-name="T9">'syslog-fac' =&gt; \$opt_syslog_facility,</text:span></text:p>
            <text:p><text:span text:style-name="T9">) or pod2usage(2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 presentation:user-transformed="true">
          <draw:text-box>
            <text:p><text:span text:style-name="T7">Now that it daemonizes,</text:span><text:span text:style-name="T7"><text:line-break/></text:span><text:span text:style-name="T7">we can't debug it!</text:span>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6" draw:layer="layout" svg:width="25.199cm" svg:height="16.255cm" svg:x="1.4cm" svg:y="0.837cm" presentation:class="subtitle" presentation:user-transformed="true">
          <draw:text-box>
            <text:p><text:span text:style-name="T7">Need an option to not daemonize...</text:span></text:p>
            <text:p/>
            <text:p/>
            <text:p/>
            <text:p/>
          </draw:text-box>
        </draw:frame>
        <draw:frame draw:style-name="gr3" draw:text-style-name="P7" draw:layer="layout" svg:width="19.558cm" svg:height="8.382cm" svg:x="4.318cm" svg:y="9.398cm">
          <draw:text-box>
            <text:p><text:span text:style-name="T9">GetOptions(</text:span></text:p>
            <text:p><text:span text:style-name="T9"><text:s text:c="4"/></text:span><text:span text:style-name="T9">'help|?' <text:s text:c="6"/>=&gt; sub { pos2usage(1) },</text:span></text:p>
            <text:p><text:span text:style-name="T9"><text:s text:c="4"/></text:span><text:span text:style-name="T9">'pid-file' <text:s text:c="4"/>=&gt; \$opt_pid_file,</text:span></text:p>
            <text:p><text:span text:style-name="T9"><text:s text:c="4"/></text:span><text:span text:style-name="T9">'syslog-id' <text:s text:c="3"/>=&gt; \$opt_syslog_id,</text:span></text:p>
            <text:p><text:span text:style-name="T9"><text:s text:c="4"/></text:span><text:span text:style-name="T9">'syslog-fac' <text:s text:c="2"/>=&gt; \$opt_syslog_facility,</text:span></text:p>
            <text:p><text:span text:style-name="T9"><text:s text:c="4"/></text:span><text:span text:style-name="T9">'no-daemonize' =&gt; \$opt_no_daemon,</text:span></text:p>
            <text:p><text:span text:style-name="T9">) or pod2usage(2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3.537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</text:list-item>
              <text:list-item>
                <text:p>Write a PID file <text:s/>“/run/my-service.pid”</text:p>
              </text:list-item>
              <text:list-item>
                <text:p>Use PID file like a lockfile</text:p>
              </text:list-item>
              <text:list-item>
                <text:p>Fork again, call setpgid()</text:p>
              </text:list-item>
              <text:list-item>
                <text:p>Option processing for pid file, daemonizing, syslog id, and syslog facility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2" draw:layer="layout" svg:width="21.206cm" svg:height="8.369cm" svg:x="4.194cm" svg:y="6.363cm" presentation:class="outline" presentation:user-transformed="true">
          <draw:text-box>
            <text:list text:style-name="L3">
              <text:list-item>
                <text:p><text:span text:style-name="T3">If it dies, </text:span></text:p>
                <text:p><text:span text:style-name="T4">does it make a sound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7" draw:text-style-name="P10" draw:layer="layout" svg:width="25.199cm" svg:height="12.266cm" svg:x="1.4cm" svg:y="4.826cm" presentation:class="subtitle" presentation:user-transformed="true">
          <draw:text-box>
            <text:list text:style-name="L1">
              <text:list-header>
                <text:p text:style-name="P9"><text:span text:style-name="T4">Check from cron,</text:span></text:p>
                <text:p text:style-name="P9"><text:span text:style-name="T4">every... minute?</text:span></text:p>
                <text:p text:style-name="P9"><text:span text:style-name="T4"><text:line-break/></text:span><text:span text:style-name="T4">:-\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6" draw:text-style-name="P5" draw:layer="layout" svg:width="25.199cm" svg:height="16.255cm" svg:x="1.4cm" svg:y="0.837cm" presentation:class="subtitle">
          <draw:text-box>
            <text:p><text:span text:style-name="T6">Also,</text:span></text:p>
            <text:p><text:span text:style-name="T6">PID file = race condition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6" draw:text-style-name="P5" draw:layer="layout" svg:width="25.199cm" svg:height="16.255cm" svg:x="1.4cm" svg:y="0.837cm" presentation:class="subtitle">
          <draw:text-box>
            <text:p><text:span text:style-name="T6">Also,</text:span></text:p>
            <text:p><text:span text:style-name="T6">PID file = race condition!</text:span></text:p>
          </draw:text-box>
        </draw:frame>
        <draw:frame draw:style-name="gr4" draw:text-style-name="P11" draw:layer="layout" svg:width="22.352cm" svg:height="4.064cm" svg:x="2.794cm" svg:y="13.462cm">
          <draw:text-box>
            <text:p><text:span text:style-name="T1">Many workarounds, but none really solve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3" draw:layer="layout" svg:width="20.19cm" svg:height="8.369cm" svg:x="4.194cm" svg:y="6.363cm" presentation:class="outline" presentation:user-transformed="true">
          <draw:text-box>
            <text:list text:style-name="L3">
              <text:list-item>
                <text:p text:style-name="P3"><text:span text:style-name="T10">If it dies, restart it</text:span></text:p>
              </text:list-item>
              <text:list-item>
                <text:p text:style-name="P3"><text:span text:style-name="T3">Reliably stop/start</text:span></text:p>
              </text:list-item>
              <text:list-item>
                <text:p text:style-name="P3"><text:span text:style-name="T3">Log status and erro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3" draw:layer="layout" svg:width="20.19cm" svg:height="8.369cm" svg:x="4.194cm" svg:y="6.363cm" presentation:class="outline" presentation:user-transformed="true">
          <draw:text-box>
            <text:list text:style-name="L3">
              <text:list-header>
                <text:p text:style-name="P3"><text:span text:style-name="T3"/></text:p>
              </text:list-header>
              <text:list-item>
                <text:p text:style-name="P3"><text:span text:style-name="T3">Reliably stop/start</text:span></text:p>
                <text:p text:style-name="P3"><text:span text:style-name="T3"/></text:p>
              </text:list-item>
            </text:list>
          </draw:text-box>
        </draw:frame>
        <draw:frame draw:style-name="gr5" draw:text-style-name="P11" draw:layer="layout" svg:width="18.796cm" svg:height="7.366cm" svg:x="3.556cm" svg:y="12.446cm">
          <draw:text-box>
            <text:p><text:span text:style-name="T1">From the pid file? <text:s/>Using the pid file to prevent multiple instances?</text:span></text:p>
          </draw:text-box>
        </draw:frame>
        <draw:frame draw:style-name="gr1" draw:text-style-name="P3" draw:layer="layout" svg:width="18.493cm" svg:height="1.987cm" svg:x="5.842cm" svg:y="16.304cm">
          <draw:text-box>
            <text:p><text:span text:style-name="T3">Race, Race, Race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layer="layout" svg:width="25.199cm" svg:height="16.51cm" svg:x="1.4cm" svg:y="3.556cm" presentation:class="outline" presentation:user-transformed="true">
          <draw:text-box>
            <text:list text:style-name="L3">
              <text:list-item>
                <text:p>Redirect STDIN, STDOUT, STDERR</text:p>
              </text:list-item>
              <text:list-item>
                <text:p>Open a log file, or log to syslog</text:p>
              </text:list-item>
              <text:list-item>
                <text:p>Fork, setsid()</text:p>
              </text:list-item>
              <text:list-item>
                <text:p>Write a PID file <text:s/>“/run/my-service.pid”</text:p>
              </text:list-item>
              <text:list-item>
                <text:p>Use PID file like a lockfile</text:p>
              </text:list-item>
              <text:list-item>
                <text:p>Fork again, call setpgid()</text:p>
              </text:list-item>
              <text:list-item>
                <text:p>Option processing for pid file, daemonizing, syslog id, and syslog facility</text:p>
              </text:list-item>
              <text:list-item>
                <text:p>Play PIDfile games to try to avoid race conditions for multiple instances and killing the service.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aemon Goals</text:p>
          </draw:text-box>
        </draw:frame>
        <draw:frame presentation:style-name="pr4" draw:text-style-name="P3" draw:layer="layout" svg:width="20.19cm" svg:height="8.369cm" svg:x="4.194cm" svg:y="6.363cm" presentation:class="outline" presentation:user-transformed="true">
          <draw:text-box>
            <text:list text:style-name="L3">
              <text:list-item>
                <text:p text:style-name="P3"><text:span text:style-name="T10">If it dies, restart it</text:span></text:p>
              </text:list-item>
              <text:list-item>
                <text:p text:style-name="P3"><text:span text:style-name="T10">Reliably stop/start</text:span></text:p>
              </text:list-item>
              <text:list-item>
                <text:p text:style-name="P3"><text:span text:style-name="T3">Log status and erro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2.179cm" svg:x="4.318cm" svg:y="4.914cm" presentation:class="outline" presentation:user-transformed="true">
          <draw:text-box>
            <text:list text:style-name="L3">
              <text:list-item>
                <text:p>$SIG{__DIE__}</text:p>
              </text:list-item>
              <text:list-item>
                <text:p>$SIG{__WARN__}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2.179cm" svg:x="4.318cm" svg:y="4.914cm" presentation:class="outline" presentation:user-transformed="true">
          <draw:text-box>
            <text:list text:style-name="L3">
              <text:list-item>
                <text:p>$SIG{__DIE__}</text:p>
              </text:list-item>
              <text:list-item>
                <text:p>$SIG{__WARN__}</text:p>
              </text:list-item>
              <text:list-item>
                <text:p>Trap writes to \*STDOUT</text:p>
              </text:list-item>
              <text:list-item>
                <text:p>Trap writes to \*STDERR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2.179cm" svg:x="4.318cm" svg:y="4.914cm" presentation:class="outline" presentation:user-transformed="true">
          <draw:text-box>
            <text:list text:style-name="L3">
              <text:list-item>
                <text:p>$SIG{__DIE__}</text:p>
              </text:list-item>
              <text:list-item>
                <text:p>$SIG{__WARN__}</text:p>
              </text:list-item>
              <text:list-item>
                <text:p>Trap writes to \*STDOUT</text:p>
              </text:list-item>
              <text:list-item>
                <text:p>Trap writes to \*STDERR</text:p>
              </text:list-item>
              <text:list-item>
                <text:p>$SIG{$_} for qw( HUP INT TERM … )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2.179cm" svg:x="4.318cm" svg:y="4.914cm" presentation:class="outline" presentation:user-transformed="true">
          <draw:text-box>
            <text:list text:style-name="L3">
              <text:list-item>
                <text:p>$SIG{__DIE__}</text:p>
              </text:list-item>
              <text:list-item>
                <text:p>$SIG{__WARN__}</text:p>
              </text:list-item>
              <text:list-item>
                <text:p>Trap writes to \*STDOUT</text:p>
              </text:list-item>
              <text:list-item>
                <text:p>Trap writes to \*STDERR</text:p>
              </text:list-item>
              <text:list-item>
                <text:p>$SIG{$_} for qw( HUP INT TERM … )</text:p>
                <text:p><text:span text:style-name="T11">Oh No! <text:s/>XS killed you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y to log all errors!</text:p>
          </draw:text-box>
        </draw:frame>
        <draw:frame presentation:style-name="pr4" draw:layer="layout" svg:width="22.281cm" svg:height="15.406cm" svg:x="4.318cm" svg:y="4.914cm" presentation:class="outline" presentation:user-transformed="true">
          <draw:text-box>
            <text:list text:style-name="L3">
              <text:list-item>
                <text:p>$SIG{__DIE__}</text:p>
              </text:list-item>
              <text:list-item>
                <text:p>$SIG{__WARN__}</text:p>
              </text:list-item>
              <text:list-item>
                <text:p>Trap writes to \*STDOUT</text:p>
              </text:list-item>
              <text:list-item>
                <text:p>Trap writes to \*STDERR</text:p>
              </text:list-item>
              <text:list-item>
                <text:p>$SIG{$_} for qw( HUP INT TERM … )</text:p>
                <text:p><text:span text:style-name="T11">Oh No! <text:s/>XS killed you...</text:span></text:p>
                <text:p><text:span text:style-name="T11">Incomplete logging <text:s/>:-(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text-style-name="P12" draw:layer="layout" svg:width="25.199cm" svg:height="16.51cm" svg:x="1.4cm" svg:y="3.556cm" presentation:class="outline" presentation:user-transformed="true">
          <draw:text-box>
            <text:list text:style-name="L3">
              <text:list-item>
                <text:p><text:span text:style-name="T12">Redirect STDIN, STDOUT, STDERR</text:span></text:p>
              </text:list-item>
              <text:list-item>
                <text:p><text:span text:style-name="T12">Open a log file, or log to syslog</text:span></text:p>
              </text:list-item>
              <text:list-item>
                <text:p><text:span text:style-name="T12">Fork, setsid()</text:span></text:p>
              </text:list-item>
              <text:list-item>
                <text:p><text:span text:style-name="T12">Write a PID file <text:s/>“/run/my-service.pid”</text:span></text:p>
              </text:list-item>
              <text:list-item>
                <text:p><text:span text:style-name="T12">Use PID file like a lockfile</text:span></text:p>
              </text:list-item>
              <text:list-item>
                <text:p><text:span text:style-name="T12">Fork again, call setpgid()</text:span></text:p>
              </text:list-item>
              <text:list-item>
                <text:p><text:span text:style-name="T12">Option processing for pid file, daemonizing, syslog id, and syslog facility</text:span></text:p>
              </text:list-item>
              <text:list-item>
                <text:p><text:span text:style-name="T12">Play PIDfile games to try to avoid race conditions for multiple instances and killing the service.</text:span></text:p>
              </text:list-item>
              <text:list-item>
                <text:p><text:span text:style-name="T12">Trap 'warn' and 'die'</text:span></text:p>
              </text:list-item>
              <text:list-item>
                <text:p><text:span text:style-name="T12">Trap STDERR/STDOUT</text:span></text:p>
              </text:list-item>
              <text:list-item>
                <text:p><text:span text:style-name="T12">Trap other fatal signals</text:span></text:p>
                <text:p><text:span text:style-name="T12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layer="layout" svg:width="25.199cm" svg:height="2.211cm" svg:x="1.4cm" svg:y="0.837cm" presentation:class="title" presentation:user-transformed="true">
          <draw:text-box>
            <text:p>Your code...</text:p>
          </draw:text-box>
        </draw:frame>
        <draw:frame presentation:style-name="pr4" draw:text-style-name="P12" draw:layer="layout" svg:width="25.199cm" svg:height="16.51cm" svg:x="1.4cm" svg:y="3.556cm" presentation:class="outline" presentation:user-transformed="true">
          <draw:text-box>
            <text:list text:style-name="L3">
              <text:list-item>
                <text:p><text:span text:style-name="T12">Redirect STDIN, STDOUT, STDERR</text:span></text:p>
              </text:list-item>
              <text:list-item>
                <text:p><text:span text:style-name="T12">Open a log file, or log to syslog</text:span></text:p>
              </text:list-item>
              <text:list-item>
                <text:p><text:span text:style-name="T12">Fork, setsid()</text:span></text:p>
              </text:list-item>
              <text:list-item>
                <text:p><text:span text:style-name="T12">Write a PID file <text:s/>“/run/my-service.pid”</text:span></text:p>
              </text:list-item>
              <text:list-item>
                <text:p><text:span text:style-name="T12">Fork again, call setpgid()</text:span></text:p>
              </text:list-item>
              <text:list-item>
                <text:p><text:span text:style-name="T12">Use PID file like a lockfile</text:span></text:p>
              </text:list-item>
              <text:list-item>
                <text:p><text:span text:style-name="T12">Option processing for pid file, daemonizing, syslog id, and syslog facility</text:span></text:p>
              </text:list-item>
              <text:list-item>
                <text:p><text:span text:style-name="T12">Play PIDfile games to try to avoid race conditions for multiple instances and killing the service.</text:span></text:p>
              </text:list-item>
              <text:list-item>
                <text:p><text:span text:style-name="T12">Trap 'warn' and 'die'</text:span></text:p>
              </text:list-item>
              <text:list-item>
                <text:p><text:span text:style-name="T12">Trap STDERR/STDOUT</text:span></text:p>
              </text:list-item>
              <text:list-item>
                <text:p><text:span text:style-name="T12">Trap other fatal signals</text:span></text:p>
                <text:p><text:span text:style-name="T12"/></text:p>
                <text:p><text:span text:style-name="T12"/></text:p>
              </text:list-item>
            </text:list>
          </draw:text-box>
        </draw:frame>
        <draw:line draw:style-name="gr6" draw:text-style-name="P1" draw:layer="layout" svg:x1="2.032cm" svg:y1="19.304cm" svg:x2="25.908cm" svg:y2="1.524cm">
          <text:p/>
        </draw:line>
        <draw:line draw:style-name="gr6" draw:text-style-name="P1" draw:layer="layout" svg:x1="26.416cm" svg:y1="19.558cm" svg:x2="1.4cm" svg:y2="1.778cm">
          <text:p/>
        </draw:lin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ix Model</text:p>
          </draw:text-box>
        </draw:frame>
        <draw:custom-shape draw:style-name="gr7" draw:text-style-name="P1" draw:layer="layout" svg:width="6.858cm" svg:height="2.54cm" svg:x="10.668cm" svg:y="4.318cm">
          <text:p text:style-name="P1">Paren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Child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ix Model</text:p>
          </draw:text-box>
        </draw:frame>
        <draw:custom-shape draw:style-name="gr7" draw:text-style-name="P1" draw:layer="layout" svg:width="6.858cm" svg:height="2.54cm" svg:x="10.668cm" svg:y="4.318cm">
          <text:p text:style-name="P1">Paren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Child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.874cm" svg:y1="8.382cm" svg:x2="7.874cm" svg:y2="10.414cm">
          <text:p/>
        </draw:line>
        <draw:custom-shape draw:style-name="gr10" draw:text-style-name="P1" draw:layer="layout" svg:width="5.08cm" svg:height="1.778cm" svg:x="5.334cm" svg:y="6.604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08cm" svg:height="1.778cm" svg:x="3.302cm" svg:y="15.748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08cm" svg:height="1.778cm" svg:x="11.684cm" svg:y="15.748cm">
          <text:p text:style-name="P1">Diagnostics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draw:line draw:style-name="gr9" draw:text-style-name="P1" draw:layer="layout" svg:x1="7.874cm" svg:y1="12.954cm" svg:x2="6.096cm" svg:y2="15.748cm">
          <text:p/>
        </draw:line>
        <draw:line draw:style-name="gr9" draw:text-style-name="P1" draw:layer="layout" svg:x1="12.446cm" svg:y1="12.954cm" svg:x2="14.478cm" svg:y2="15.748cm">
          <text:p/>
        </draw:lin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Paren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Child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.874cm" svg:y1="8.382cm" svg:x2="7.874cm" svg:y2="10.414cm">
          <text:p/>
        </draw:line>
        <draw:custom-shape draw:style-name="gr10" draw:text-style-name="P1" draw:layer="layout" svg:width="5.08cm" svg:height="1.778cm" svg:x="5.334cm" svg:y="6.604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draw:line draw:style-name="gr9" draw:text-style-name="P1" draw:layer="layout" svg:x1="14.986cm" svg:y1="12.192cm" svg:x2="16.764cm" svg:y2="12.192cm">
          <text:p/>
        </draw:line>
        <draw:line draw:style-name="gr9" draw:text-style-name="P1" draw:layer="layout" svg:x1="14.986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Child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.874cm" svg:y1="8.382cm" svg:x2="7.874cm" svg:y2="10.414cm">
          <text:p/>
        </draw:line>
        <draw:custom-shape draw:style-name="gr10" draw:text-style-name="P1" draw:layer="layout" svg:width="5.08cm" svg:height="1.778cm" svg:x="5.334cm" svg:y="6.604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draw:line draw:style-name="gr9" draw:text-style-name="P1" draw:layer="layout" svg:x1="14.986cm" svg:y1="12.192cm" svg:x2="16.764cm" svg:y2="12.192cm">
          <text:p/>
        </draw:line>
        <draw:line draw:style-name="gr9" draw:text-style-name="P1" draw:layer="layout" svg:x1="14.986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Your Daem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draw:line draw:style-name="gr9" draw:text-style-name="P1" draw:layer="layout" svg:x1="14.986cm" svg:y1="12.192cm" svg:x2="16.764cm" svg:y2="12.192cm">
          <text:p/>
        </draw:line>
        <draw:line draw:style-name="gr9" draw:text-style-name="P1" draw:layer="layout" svg:x1="14.986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Your Daem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draw:line draw:style-name="gr9" draw:text-style-name="P1" draw:layer="layout" svg:x1="14.986cm" svg:y1="12.192cm" svg:x2="16.764cm" svg:y2="12.192cm">
          <text:p/>
        </draw:line>
        <draw:line draw:style-name="gr9" draw:text-style-name="P1" draw:layer="layout" svg:x1="14.986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13" draw:text-style-name="P1" draw:layer="layout" svg:x1="4.572cm" svg:y1="9.144cm" svg:x2="14.732cm" svg:y2="14.732cm">
          <text:p/>
        </draw:line>
        <draw:line draw:style-name="gr13" draw:text-style-name="P1" draw:layer="layout" svg:x1="4.826cm" svg:y1="14.986cm" svg:x2="14.732cm" svg:y2="9.144cm">
          <text:p/>
        </draw:line>
        <draw:frame draw:style-name="gr1" draw:text-style-name="P13" draw:layer="layout" svg:width="11.43cm" svg:height="1.826cm" svg:x="2.286cm" svg:y="16.002cm">
          <draw:text-box>
            <text:p><text:span text:style-name="T7">Crash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2.54cm" svg:x="5.588cm" svg:y="10.414cm">
          <text:p text:style-name="P1">Your Daem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954cm" svg:y1="6.858cm" svg:x2="11.684cm" svg:y2="10.414cm">
          <text:p/>
        </draw:line>
        <draw:line draw:style-name="gr14" draw:text-style-name="P1" draw:layer="layout" svg:x1="14.986cm" svg:y1="12.192cm" svg:x2="16.764cm" svg:y2="12.192cm">
          <text:p/>
        </draw:line>
        <draw:line draw:style-name="gr9" draw:text-style-name="P1" draw:layer="layout" svg:x1="14.986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13" draw:text-style-name="P1" draw:layer="layout" svg:x1="4.572cm" svg:y1="9.144cm" svg:x2="14.732cm" svg:y2="14.732cm">
          <text:p/>
        </draw:line>
        <draw:line draw:style-name="gr13" draw:text-style-name="P1" draw:layer="layout" svg:x1="4.826cm" svg:y1="14.986cm" svg:x2="14.732cm" svg:y2="9.144cm">
          <text:p/>
        </draw:line>
        <draw:line draw:style-name="gr15" draw:text-style-name="P1" draw:layer="layout" svg:x1="7.366cm" svg:y1="9.906cm" svg:x2="10.414cm" svg:y2="6.35cm">
          <text:p/>
        </draw:line>
        <draw:frame draw:style-name="gr1" draw:text-style-name="P14" draw:layer="layout" svg:width="5.588cm" svg:height="1.352cm" svg:x="4.318cm" svg:y="6.776cm">
          <draw:text-box>
            <text:p><text:span text:style-name="T13">SIGCHLD</text:span></text:p>
          </draw:text-box>
        </draw:frame>
        <draw:frame draw:style-name="gr16" draw:text-style-name="P15" draw:layer="layout" svg:width="4.826cm" svg:height="1.195cm" svg:x="14.478cm" svg:y="12.954cm">
          <draw:text-box>
            <text:p><text:span text:style-name="T14">Error Ms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4.478cm" svg:y1="12.192cm" svg:x2="16.764cm" svg:y2="12.192cm">
          <text:p/>
        </draw:line>
        <draw:line draw:style-name="gr9" draw:text-style-name="P1" draw:layer="layout" svg:x1="14.986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17" draw:text-style-name="P1" draw:layer="layout" svg:x1="14.986cm" svg:y1="10.922cm" svg:x2="14.478cm" svg:y2="6.858cm">
          <text:p/>
        </draw:line>
        <draw:line draw:style-name="gr17" draw:text-style-name="P1" draw:layer="layout" svg:x1="13.716cm" svg:y1="6.858cm" svg:x2="14.478cm" svg:y2="12.192cm">
          <text:p/>
        </draw:lin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08cm" svg:y1="12.192cm" svg:x2="16.764cm" svg:y2="12.192cm">
          <text:p/>
        </draw:line>
        <draw:line draw:style-name="gr9" draw:text-style-name="P1" draw:layer="layout" svg:x1="13.208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" draw:layer="layout" svg:x1="11.938cm" svg:y1="6.858cm" svg:x2="10.16cm" svg:y2="10.414cm">
          <text:p/>
        </draw:line>
        <draw:custom-shape draw:style-name="gr7" draw:text-style-name="P1" draw:layer="layout" svg:width="6.604cm" svg:height="2.54cm" svg:x="6.604cm" svg:y="10.414cm">
          <text:p text:style-name="P1">Cleanup Scrip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08cm" svg:y1="12.192cm" svg:x2="16.764cm" svg:y2="12.192cm">
          <text:p/>
        </draw:line>
        <draw:line draw:style-name="gr9" draw:text-style-name="P1" draw:layer="layout" svg:x1="13.208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" draw:layer="layout" svg:x1="11.938cm" svg:y1="6.858cm" svg:x2="10.16cm" svg:y2="10.414cm">
          <text:p/>
        </draw:line>
        <draw:custom-shape draw:style-name="gr7" draw:text-style-name="P1" draw:layer="layout" svg:width="6.604cm" svg:height="2.54cm" svg:x="6.604cm" svg:y="10.414cm">
          <text:p text:style-name="P1">New Daem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08cm" svg:y1="12.192cm" svg:x2="16.764cm" svg:y2="12.192cm">
          <text:p/>
        </draw:line>
        <draw:line draw:style-name="gr9" draw:text-style-name="P1" draw:layer="layout" svg:x1="13.208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" draw:layer="layout" svg:x1="11.938cm" svg:y1="6.858cm" svg:x2="10.16cm" svg:y2="10.414cm">
          <text:p/>
        </draw:line>
        <draw:custom-shape draw:style-name="gr7" draw:text-style-name="P1" draw:layer="layout" svg:width="6.604cm" svg:height="2.54cm" svg:x="6.604cm" svg:y="10.414cm">
          <text:p text:style-name="P1">New Daem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604cm" svg:height="2.54cm" svg:x="1.401cm" svg:y="4.343cm">
          <text:p text:style-name="P1">Control</text:p>
          <text:p text:style-name="P1">Utility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005cm" svg:y1="5.588cm" svg:x2="10.668cm" svg:y2="5.588cm">
          <text:p/>
        </draw:lin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custom-shape draw:style-name="gr7" draw:text-style-name="P1" draw:layer="layout" svg:width="6.858cm" svg:height="2.54cm" svg:x="10.668cm" svg:y="4.318cm">
          <text:p text:style-name="P1">Superviso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1.778cm" svg:x="17.526cm" svg:y="16.51cm">
          <text:p text:style-name="P1">Syslog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08cm" svg:y1="12.192cm" svg:x2="16.764cm" svg:y2="12.192cm">
          <text:p/>
        </draw:line>
        <draw:line draw:style-name="gr9" draw:text-style-name="P1" draw:layer="layout" svg:x1="13.208cm" svg:y1="10.922cm" svg:x2="16.764cm" svg:y2="10.922cm">
          <text:p/>
        </draw:line>
        <draw:custom-shape draw:style-name="gr7" draw:text-style-name="P1" draw:layer="layout" svg:width="6.604cm" svg:height="2.54cm" svg:x="16.764cm" svg:y="10.414cm">
          <text:p text:style-name="P1">Logger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" draw:layer="layout" svg:x1="11.938cm" svg:y1="6.858cm" svg:x2="10.16cm" svg:y2="10.414cm">
          <text:p/>
        </draw:line>
        <draw:custom-shape draw:style-name="gr7" draw:text-style-name="P1" draw:layer="layout" svg:width="6.604cm" svg:height="2.54cm" svg:x="6.604cm" svg:y="10.414cm">
          <text:p text:style-name="P1">New Daemon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604cm" svg:height="2.54cm" svg:x="1.401cm" svg:y="4.343cm">
          <text:p text:style-name="P1">Control</text:p>
          <text:p text:style-name="P1">Utility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005cm" svg:y1="5.588cm" svg:x2="10.668cm" svg:y2="5.588cm">
          <text:p/>
        </draw:line>
        <draw:line draw:style-name="gr14" draw:text-style-name="P1" draw:layer="layout" svg:x1="10.922cm" svg:y1="6.858cm" svg:x2="9.144cm" svg:y2="10.414cm">
          <text:p/>
        </draw:line>
        <draw:frame draw:style-name="gr18" draw:text-style-name="P16" draw:layer="layout" svg:width="2.286cm" svg:height="0.962cm" svg:x="7.765cm" svg:y="7.657cm">
          <draw:text-box>
            <text:p><text:span text:style-name="T15">Sig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custom-shape draw:style-name="gr7" draw:text-style-name="P17" draw:layer="layout" svg:width="6.858cm" svg:height="2.54cm" svg:x="10.668cm" svg:y="4.318cm">
          <text:p text:style-name="P1"><text:span text:style-name="T16">Supervisor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5.08cm" svg:height="1.778cm" svg:x="17.526cm" svg:y="16.51cm">
          <text:p text:style-name="P1"><text:span text:style-name="T16">Syslog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08cm" svg:y1="12.192cm" svg:x2="16.764cm" svg:y2="12.192cm">
          <text:p/>
        </draw:line>
        <draw:line draw:style-name="gr9" draw:text-style-name="P1" draw:layer="layout" svg:x1="13.208cm" svg:y1="10.922cm" svg:x2="16.764cm" svg:y2="10.922cm">
          <text:p/>
        </draw:line>
        <draw:custom-shape draw:style-name="gr7" draw:text-style-name="P17" draw:layer="layout" svg:width="6.604cm" svg:height="2.54cm" svg:x="16.764cm" svg:y="10.414cm">
          <text:p text:style-name="P1"><text:span text:style-name="T16">Logger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0.32cm" svg:y1="12.954cm" svg:x2="20.32cm" svg:y2="16.51cm">
          <text:p/>
        </draw:line>
        <draw:line draw:style-name="gr8" draw:text-style-name="P1" draw:layer="layout" svg:x1="15.494cm" svg:y1="6.858cm" svg:x2="20.32cm" svg:y2="10.414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rocess Supervision</text:p>
          </draw:text-box>
        </draw:frame>
        <draw:line draw:style-name="gr8" draw:text-style-name="P1" draw:layer="layout" svg:x1="11.938cm" svg:y1="6.858cm" svg:x2="10.16cm" svg:y2="10.414cm">
          <text:p/>
        </draw:line>
        <draw:custom-shape draw:style-name="gr7" draw:text-style-name="P17" draw:layer="layout" svg:width="6.604cm" svg:height="2.54cm" svg:x="6.604cm" svg:y="10.414cm">
          <text:p text:style-name="P1"><text:span text:style-name="T16">New Daemon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6.604cm" svg:height="2.54cm" svg:x="1.401cm" svg:y="4.343cm">
          <text:p text:style-name="P1"><text:span text:style-name="T16">Control</text:span></text:p>
          <text:p text:style-name="P1"><text:span text:style-name="T16">Utility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005cm" svg:y1="5.588cm" svg:x2="10.668cm" svg:y2="5.588cm">
          <text:p/>
        </draw:line>
        <draw:custom-shape draw:style-name="gr7" draw:text-style-name="P17" draw:layer="layout" svg:width="6.604cm" svg:height="2.54cm" svg:x="19.812cm" svg:y="4.318cm">
          <text:p text:style-name="P1"><text:span text:style-name="T16">Control</text:span></text:p>
          <text:p text:style-name="P1"><text:span text:style-name="T16">Utility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9.812cm" svg:y1="5.588cm" svg:x2="17.526cm" svg:y2="5.588cm">
          <text:p/>
        </draw:lin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ap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No detach, forking, setsid, or “debug mode”</text:p>
              </text:list-item>
              <text:list-item>
                <text:p>No pidfile, or configuration for it</text:p>
              </text:list-item>
              <text:list-item>
                <text:p>Never multiple copies by accident</text:p>
              </text:list-item>
              <text:list-item>
                <text:p>No syslog code in daemon</text:p>
              </text:list-item>
              <text:list-item>
                <text:p>All error logged, even SIGKILL</text:p>
              </text:list-item>
              <text:list-item>
                <text:p>No more race conditions when managing service!</text:p>
              </text:list-item>
              <text:list-item>
                <text:p>Event-driven recovery; no polling from cron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1.251cm" svg:x="1.4cm" svg:y="5.842cm" presentation:class="outline" presentation:user-transformed="true">
          <draw:text-box>
            <text:list text:style-name="L3">
              <text:list-item>
                <text:p>Daemontools, pioneer of idea, by Dan Bernstien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1.251cm" svg:x="1.4cm" svg:y="5.842cm" presentation:class="outline" presentation:user-transformed="true">
          <draw:text-box>
            <text:list text:style-name="L3">
              <text:list-item>
                <text:p><text:span text:style-name="T17">Daemontools, pioneer of idea, by Dan Bernstien</text:span></text:p>
              </text:list-item>
              <text:list-item>
                <text:p><text:span text:style-name="T17">Runit, easier to use. Popular. Found in busybox.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text-style-name="P18" draw:layer="layout" svg:width="25.199cm" svg:height="11.251cm" svg:x="1.4cm" svg:y="5.842cm" presentation:class="outline" presentation:user-transformed="true">
          <draw:text-box>
            <text:list text:style-name="L3">
              <text:list-item>
                <text:p text:style-name="P18"><text:span text:style-name="T17">Daemontools, pioneer of idea, by Dan Bernstien</text:span></text:p>
              </text:list-item>
              <text:list-item>
                <text:p text:style-name="P18"><text:span text:style-name="T17">Runit, easier to use. Popular. Found in busybox.</text:span></text:p>
              </text:list-item>
              <text:list-item>
                <text:p text:style-name="P18"><text:span text:style-name="T17">Perp, s6, few others.</text:span></text:p>
              </text:list-item>
              <text:list-item>
                <text:p text:style-name="P18"><text:span text:style-name="T18">Daemonproxy</text:span><text:span text:style-name="T17"> (my invention) </text:span><text:span text:style-name="T19">← Scriptable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text-style-name="P18" draw:layer="layout" svg:width="25.199cm" svg:height="11.251cm" svg:x="1.4cm" svg:y="5.842cm" presentation:class="outline" presentation:user-transformed="true">
          <draw:text-box>
            <text:list text:style-name="L3">
              <text:list-item>
                <text:p text:style-name="P18"><text:span text:style-name="T17">Daemontools, pioneer of idea, by Dan Bernstien</text:span></text:p>
              </text:list-item>
              <text:list-item>
                <text:p text:style-name="P18"><text:span text:style-name="T17">Runit, easier to use. Popular. Found in busybox.</text:span></text:p>
              </text:list-item>
              <text:list-item>
                <text:p text:style-name="P18"><text:span text:style-name="T17">Perp, s6, few others.</text:span></text:p>
              </text:list-item>
              <text:list-item>
                <text:p text:style-name="P18"><text:span text:style-name="T18">Daemonproxy</text:span><text:span text:style-name="T17"> (my invention) </text:span><text:span text:style-name="T19">← Scriptable!</text:span></text:p>
              </text:list-item>
              <text:list-item>
                <text:p text:style-name="P18"><text:span text:style-name="T17">Also upstart and systemd... (bloated, complex, expect to be run as init, can't run in hierarchy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Quick runit example</text:p>
          </draw:text-box>
        </draw:frame>
        <draw:frame presentation:style-name="pr8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/etc/svc/my-service/run</text:span></text:p>
                <text:p><text:span text:style-name="T20"/></text:p>
                <text:p><text:span text:style-name="T20">#! /bin/sh</text:span></text:p>
                <text:p><text:span text:style-name="T20">mkdir -p /tmp/my-service/cache</text:span></text:p>
                <text:p><text:span text:style-name="T20">exec /usr/local/bin/my-service.pl 2&gt;&amp;1 <text:s text:c="6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Quick runit example</text:p>
          </draw:text-box>
        </draw:frame>
        <draw:frame presentation:style-name="pr8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/etc/svc/my-service/finish</text:span></text:p>
                <text:p><text:span text:style-name="T20"/></text:p>
                <text:p><text:span text:style-name="T20">#! /bin/sh</text:span></text:p>
                <text:p><text:span text:style-name="T20">rm -r /tmp/my-service/cache <text:s text:c="5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Quick runit example</text:p>
          </draw:text-box>
        </draw:frame>
        <draw:frame presentation:style-name="pr8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/etc/svc/my-service/log/run</text:span></text:p>
                <text:p><text:span text:style-name="T20"/></text:p>
                <text:p><text:span text:style-name="T20">#! /bin/sh</text:span></text:p>
                <text:p><text:span text:style-name="T20">exec sissylog my-service <text:s text:c="5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re advanced example</text:p>
          </draw:text-box>
        </draw:frame>
        <draw:frame presentation:style-name="pr8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Start a service as user apache in a chroot with special environment variables</text:span></text:p>
              </text:list-item>
              <text:list-item>
                <text:p><text:span text:style-name="T20">/etc/svc/apache-chroot/run</text:span></text:p>
                <text:p><text:span text:style-name="T20"/></text:p>
                <text:p><text:span text:style-name="T20">#! /bin/bash</text:span></text:p>
                <text:p><text:span text:style-name="T20">exec env KEY=VALUE KEY2=VALUE2 chroot /some/path runuid -s apache /bin/httpd <text:s text:c="7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ling Runit</text:p>
          </draw:text-box>
        </draw:frame>
        <draw:frame presentation:style-name="pr8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Start the service</text:span></text:p>
                <text:p><text:span text:style-name="T20"/></text:p>
                <text:p><text:span text:style-name="T20"># cd /etc/svc</text:span></text:p>
                <text:p><text:span text:style-name="T20"># sv up my-service <text:s text:c="5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ling Runit</text:p>
          </draw:text-box>
        </draw:frame>
        <draw:frame presentation:style-name="pr8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Stop the service</text:span></text:p>
                <text:p><text:span text:style-name="T20"/></text:p>
                <text:p><text:span text:style-name="T20"># cd /etc/svc</text:span></text:p>
                <text:p><text:span text:style-name="T20"># sv down my-service <text:s text:c="5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ling Runit</text:p>
          </draw:text-box>
        </draw:frame>
        <draw:frame presentation:style-name="pr8" draw:text-style-name="P1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0"/></text:p>
              </text:list-header>
              <text:list-item>
                <text:p><text:span text:style-name="T20">Send SGUSR1 to the service</text:span></text:p>
                <text:p><text:span text:style-name="T20"/></text:p>
                <text:p><text:span text:style-name="T20"># cd /etc/svc</text:span></text:p>
                <text:p><text:span text:style-name="T20"># sv 1 my-service <text:s text:c="5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e Also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1">Runit <text:s text:c="7"/>smarden.org/runit</text:span></text:p>
              </text:list-item>
              <text:list-item>
                <text:p><text:span text:style-name="T21">Perp <text:s text:c="8"/>b0llix.net/perp</text:span></text:p>
              </text:list-item>
              <text:list-item>
                <text:p><text:span text:style-name="T21">S6 <text:s text:c="10"/>skarnet.org/software/s6</text:span></text:p>
                <text:p><text:span text:style-name="T21"><text:s text:c="13"/></text:span><text:span text:style-name="T21">skarnet.org/software/s6/why.html</text:span></text:p>
              </text:list-item>
              <text:list-item>
                <text:p><text:span text:style-name="T21">Daemonproxy <text:s/>nrdvana.net/daemonproxy</text:span></text:p>
                <text:p><text:span text:style-name="T21"/></text:p>
              </text:list-item>
              <text:list-item>
                <text:p><text:span text:style-name="T21">Using Log::Any?</text:span></text:p>
                <text:p><text:span text:style-name="T21"><text:s text:c="13"/></text:span><text:span text:style-name="T21">Log::Any::Adapter::Daemontool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presentation:style-name="pr6" draw:text-style-name="P21" draw:layer="layout" svg:width="25.199cm" svg:height="16.255cm" svg:x="1.4cm" svg:y="2.033cm" presentation:class="subtitle" presentation:user-transformed="true">
          <draw:text-box>
            <text:p><text:span text:style-name="T11">Spread the wor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C</meta:initial-creator>
    <meta:creation-date>2014-06-23T00:27:54</meta:creation-date>
    <dc:date>2014-06-24T01:42:26</dc:date>
    <dc:creator>M C</dc:creator>
    <meta:editing-duration>PT9H20M6S</meta:editing-duration>
    <meta:editing-cycles>28</meta:editing-cycles>
    <meta:generator>LibreOffice/4.0.2.2$Linux_X86_64 LibreOffice_project/400m0$Build-2</meta:generator>
    <meta:document-statistic meta:object-count="375"/>
  </office:meta>
</office:document-meta>
</file>